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Mens. 08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Mens. 09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Mens. 10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Mens. 11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Mens. 12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Mens. 01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Mens. 02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Mens. 03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Mens. 04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Mens. 05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Mens. 06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13]-[.F13]" office:value-type="float" office:value="420" calcext:value-type="float">
            <text:p>42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Mens. 08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14]-[.F14]" office:value-type="float" office:value="420" calcext:value-type="float">
            <text:p>42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14])" office:value-type="float" office:value="840" calcext:value-type="float">
            <text:p>840,00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18.8493801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18.850494068">00:00:00</text:time></text:span><text:span text:style-name="MT2"><text:time style:data-style-name="N2" text:time-value="14:08:18.850517349">00:00:00</text:time></text:span></text:p>
        </style:region-center>
        <style:region-right>
          <text:p><text:span text:style-name="MT4">Plant Verde Com. Prod. p/ Jard. Ibiúna Ltda.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9-01">00/00/0000</text:date><text:s/>- <text:time style:data-style-name="N2" text:time-value="14:08:18.851626333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lant Verde Com. Prod. para Jardinagem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09-01T14:08:19.173265067</dc:date>
    <meta:print-date>2020-10-05T15:55:44.962000000</meta:print-date>
    <dc:language>pt-PT</dc:language>
    <meta:editing-cycles>696</meta:editing-cycles>
    <meta:editing-duration>PT10H22M1S</meta:editing-duration>
    <meta:document-statistic meta:table-count="1" meta:cell-count="99" meta:object-count="0"/>
    <meta:user-defined meta:name="Info 0"/>
    <meta:user-defined meta:name="Info 1"/>
    <meta:user-defined meta:name="Info 2"/>
    <meta:user-defined meta:name="Info 3"/>
  </office:meta>
</office:document-meta>
</file>